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465in"/>
    </style:style>
    <style:style style:name="co3" style:family="table-column">
      <style:table-column-properties fo:break-before="auto" style:column-width="1.1681in"/>
    </style:style>
    <style:style style:name="co4" style:family="table-column">
      <style:table-column-properties fo:break-before="auto" style:column-width="1.0646in"/>
    </style:style>
    <style:style style:name="co5" style:family="table-column">
      <style:table-column-properties fo:break-before="auto" style:column-width="1.1398in"/>
    </style:style>
    <style:style style:name="co6" style:family="table-column">
      <style:table-column-properties fo:break-before="auto" style:column-width="1.5043in"/>
    </style:style>
    <style:style style:name="co7" style:family="table-column">
      <style:table-column-properties fo:break-before="auto" style:column-width="1.557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1007" table:default-cell-style-name="Default"/>
        <table:table-row table:style-name="ro3">
          <table:table-cell office:value-type="string">
            <text:p>SLAB NUMBER</text:p>
          </table:table-cell>
          <table:table-cell office:value-type="string">
            <text:p>length</text:p>
          </table:table-cell>
          <table:table-cell office:value-type="string">
            <text:p>amplitude</text:p>
          </table:table-cell>
          <table:table-cell office:value-type="string">
            <text:p>zlength</text:p>
          </table:table-cell>
          <table:table-cell office:value-type="string">
            <text:p>NUMBER OF ATOMS</text:p>
          </table:table-cell>
          <table:table-cell table:number-columns-repeated="3"/>
          <table:table-cell office:value-type="string">
            <text:p>result</text:p>
          </table:table-cell>
          <table:table-cell table:number-columns-repeated="1006"/>
        </table:table-row>
        <table:table-row table:style-name="ro4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4*0.06*15*(9.356^2)/[.D2]*(SIN(3.14159235659/[.A2]))^2*[.A2]" office:value-type="float" office:value="10.2545578043515">
            <text:p>10.2545578044</text:p>
          </table:table-cell>
          <table:table-cell table:formula="of:=46.784*[.B2]/30" office:value-type="float" office:value="18.7136">
            <text:p>18.7136</text:p>
          </table:table-cell>
          <table:table-cell table:formula="of:=144*[.B2]" office:value-type="float" office:value="1728">
            <text:p>1728</text:p>
          </table:table-cell>
          <table:table-cell table:number-columns-repeated="1010"/>
        </table:table-row>
        <table:table-row table:style-name="ro4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4*0.06*15*(9.356^2)/[.D3]*(SIN(3.14159235659/[.A3]))^2*[.A3]" office:value-type="float" office:value="8.20364624348123">
            <text:p>8.2036462435</text:p>
          </table:table-cell>
          <table:table-cell table:formula="of:=46.784*[.B3]/30" office:value-type="float" office:value="23.392">
            <text:p>23.392</text:p>
          </table:table-cell>
          <table:table-cell table:formula="of:=144*[.B3]" office:value-type="float" office:value="2160">
            <text:p>2160</text:p>
          </table:table-cell>
          <table:table-cell table:number-columns-repeated="1010"/>
        </table:table-row>
        <table:table-row table:style-name="ro4"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formula="of:=4*0.06*15*(9.356^2)/[.D4]*(SIN(3.14159235659/[.A4]))^2*[.A4]" office:value-type="float" office:value="3.29670717295069">
            <text:p>3.296707173</text:p>
          </table:table-cell>
          <table:table-cell table:formula="of:=46.784*[.B4]/30" office:value-type="float" office:value="46.784">
            <text:p>46.784</text:p>
          </table:table-cell>
          <table:table-cell table:formula="of:=144*[.B4]" office:value-type="float" office:value="4320">
            <text:p>4320</text:p>
          </table:table-cell>
          <table:table-cell table:number-columns-repeated="1010"/>
        </table:table-row>
        <table:table-row table:style-name="ro4"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formula="of:=4*0.06*15*(9.356^2)/[.D5]*(SIN(3.14159235659/[.A5]))^2*[.A5]" office:value-type="float" office:value="2.47253037971302">
            <text:p>2.4725303797</text:p>
          </table:table-cell>
          <table:table-cell table:formula="of:=46.784*[.B5]/30" office:value-type="float" office:value="62.3786666666667">
            <text:p>62.3786666667</text:p>
          </table:table-cell>
          <table:table-cell table:formula="of:=144*[.B5]" office:value-type="float" office:value="5760">
            <text:p>5760</text:p>
          </table:table-cell>
          <table:table-cell table:number-columns-repeated="1010"/>
        </table:table-row>
        <table:table-row table:style-name="ro4"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table:formula="of:=4*0.06*15*(9.356^2)/[.D6]*(SIN(3.14159235659/[.A6]))^2*[.A6]" office:value-type="float" office:value="1.64835358647534">
            <text:p>1.6483535865</text:p>
          </table:table-cell>
          <table:table-cell table:formula="of:=46.784*[.B6]/30" office:value-type="float" office:value="93.568">
            <text:p>93.568</text:p>
          </table:table-cell>
          <table:table-cell table:formula="of:=144*[.B6]" office:value-type="float" office:value="8640">
            <text:p>8640</text:p>
          </table:table-cell>
          <table:table-cell table:number-columns-repeated="1010"/>
        </table:table-row>
        <table:table-row table:style-name="ro4">
          <table:table-cell table:number-columns-repeated="1015"/>
        </table:table-row>
        <table:table-row table:style-name="ro4">
          <table:table-cell table:number-columns-repeated="2" office:value-type="float" office:value="12">
            <text:p>12</text:p>
          </table:table-cell>
          <table:table-cell table:formula="of:=4*0.03*[.F8]*(9.356^2)/[.D8]*(SIN(3.14159235659/[.A8]))^2*[.A8]" office:value-type="float" office:value="5.86571974624855">
            <text:p>5.8657197462</text:p>
          </table:table-cell>
          <table:table-cell table:formula="of:=46.784*[.B8]/30" office:value-type="float" office:value="18.7136">
            <text:p>18.7136</text:p>
          </table:table-cell>
          <table:table-cell table:formula="of:=144*[.B8]" office:value-type="float" office:value="1728">
            <text:p>1728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finished</text:p>
          </table:table-cell>
          <table:table-cell office:value-type="float" office:value="12.88">
            <text:p>12.88</text:p>
          </table:table-cell>
          <table:table-cell office:value-type="float" office:value="0.16">
            <text:p>0.16</text:p>
          </table:table-cell>
          <table:table-cell office:value-type="string">
            <text:p>reset</text:p>
          </table:table-cell>
          <table:table-cell table:number-columns-repeated="1004"/>
        </table:table-row>
        <table:table-row table:style-name="ro4">
          <table:table-cell table:number-columns-repeated="2" table:style-name="ce1" office:value-type="float" office:value="16">
            <text:p>16</text:p>
          </table:table-cell>
          <table:table-cell table:style-name="ce1" table:formula="of:=4*0.03*[.F9]*(9.356^2)/[.D9]*(SIN(3.14159235659/[.A9]))^2*[.A9]" office:value-type="float" office:value="3.58909523152304">
            <text:p>3.5890952315</text:p>
          </table:table-cell>
          <table:table-cell table:style-name="ce1" table:formula="of:=46.784*[.B9]/30" office:value-type="float" office:value="24.9514666666667">
            <text:p>24.9514666667</text:p>
          </table:table-cell>
          <table:table-cell table:style-name="ce1" table:formula="of:=144*[.B9]" office:value-type="float" office:value="2304">
            <text:p>2304</text:p>
          </table:table-cell>
          <table:table-cell table:style-name="ce1" office:value-type="float" office:value="14">
            <text:p>14</text:p>
          </table:table-cell>
          <table:table-cell table:style-name="ce1"/>
          <table:table-cell table:style-name="ce1" office:value-type="string">
            <text:p>finished</text:p>
          </table:table-cell>
          <table:table-cell table:style-name="ce1" office:value-type="float" office:value="15.82">
            <text:p>15.82</text:p>
          </table:table-cell>
          <table:table-cell table:style-name="ce1" office:value-type="float" office:value="0.15">
            <text:p>0.15</text:p>
          </table:table-cell>
          <table:table-cell table:style-name="ce1" table:number-columns-repeated="1005"/>
        </table:table-row>
        <table:table-row table:style-name="ro4">
          <table:table-cell table:number-columns-repeated="2" office:value-type="float" office:value="20">
            <text:p>20</text:p>
          </table:table-cell>
          <table:table-cell table:formula="of:=4*0.03*[.F10]*(9.356^2)/[.D10]*(SIN(3.14159235659/[.A10]))^2*[.A10]" office:value-type="float" office:value="2.47253037971302">
            <text:p>2.4725303797</text:p>
          </table:table-cell>
          <table:table-cell table:formula="of:=46.784*[.B10]/30" office:value-type="float" office:value="31.1893333333333">
            <text:p>31.1893333333</text:p>
          </table:table-cell>
          <table:table-cell table:formula="of:=144*[.B10]" office:value-type="float" office:value="2880">
            <text:p>2880</text:p>
          </table:table-cell>
          <table:table-cell office:value-type="float" office:value="15">
            <text:p>15</text:p>
          </table:table-cell>
          <table:table-cell/>
          <table:table-cell table:style-name="ce2" office:value-type="string">
            <text:p>running</text:p>
          </table:table-cell>
          <table:table-cell office:value-type="float" office:value="20.98">
            <text:p>20.98</text:p>
          </table:table-cell>
          <table:table-cell office:value-type="float" office:value="0.48">
            <text:p>0.48</text:p>
          </table:table-cell>
          <table:table-cell office:value-type="string">
            <text:p>reset</text:p>
          </table:table-cell>
          <table:table-cell table:number-columns-repeated="1004"/>
        </table:table-row>
        <table:table-row table:style-name="ro4">
          <table:table-cell table:number-columns-repeated="1015"/>
        </table:table-row>
        <table:table-row table:style-name="ro4">
          <table:table-cell table:number-columns-repeated="2" office:value-type="float" office:value="28">
            <text:p>28</text:p>
          </table:table-cell>
          <table:table-cell table:formula="of:=4*0.03*[.F12]*(9.356^2)/[.D12]*(SIN(3.14159235659/[.A12]))^2*[.A12]" office:value-type="float" office:value="1.43547264347621">
            <text:p>1.4354726435</text:p>
          </table:table-cell>
          <table:table-cell table:formula="of:=46.784*[.B12]/30" office:value-type="float" office:value="43.6650666666667">
            <text:p>43.6650666667</text:p>
          </table:table-cell>
          <table:table-cell table:formula="of:=144*[.B12]" office:value-type="float" office:value="4032">
            <text:p>4032</text:p>
          </table:table-cell>
          <table:table-cell office:value-type="float" office:value="17">
            <text:p>17</text:p>
          </table:table-cell>
          <table:table-cell office:value-type="string">
            <text:p>prepared</text:p>
          </table:table-cell>
          <table:table-cell office:value-type="string">
            <text:p>finished</text:p>
          </table:table-cell>
          <table:table-cell office:value-type="float" office:value="17.84">
            <text:p>17.84</text:p>
          </table:table-cell>
          <table:table-cell office:value-type="float" office:value="0.2">
            <text:p>0.2</text:p>
          </table:table-cell>
          <table:table-cell office:value-type="float" office:value="17.67">
            <text:p>17.67</text:p>
          </table:table-cell>
          <table:table-cell office:value-type="float" office:value="0.13">
            <text:p>0.13</text:p>
          </table:table-cell>
          <table:table-cell table:number-columns-repeated="1003"/>
        </table:table-row>
        <table:table-row table:style-name="ro4">
          <table:table-cell table:number-columns-repeated="2" table:style-name="ce1" office:value-type="float" office:value="32">
            <text:p>32</text:p>
          </table:table-cell>
          <table:table-cell table:style-name="ce1" table:formula="of:=4*0.03*[.F13]*(9.356^2)/[.D13]*(SIN(3.14159235659/[.A13]))^2*[.A13]" office:value-type="float" office:value="1.10011597470938">
            <text:p>1.1001159747</text:p>
          </table:table-cell>
          <table:table-cell table:style-name="ce1" table:formula="of:=46.784*[.B13]/30" office:value-type="float" office:value="49.9029333333333">
            <text:p>49.9029333333</text:p>
          </table:table-cell>
          <table:table-cell table:style-name="ce1" table:formula="of:=144*[.B13]" office:value-type="float" office:value="4608">
            <text:p>4608</text:p>
          </table:table-cell>
          <table:table-cell table:style-name="ce1" office:value-type="float" office:value="17">
            <text:p>17</text:p>
          </table:table-cell>
          <table:table-cell table:style-name="ce1"/>
          <table:table-cell table:style-name="ce1" office:value-type="string">
            <text:p>finished</text:p>
          </table:table-cell>
          <table:table-cell table:style-name="ce1" office:value-type="float" office:value="17.48">
            <text:p>17.48</text:p>
          </table:table-cell>
          <table:table-cell table:style-name="ce1" office:value-type="float" office:value="0.15">
            <text:p>0.15</text:p>
          </table:table-cell>
          <table:table-cell table:style-name="ce1" office:value-type="float" office:value="17.59">
            <text:p>17.59</text:p>
          </table:table-cell>
          <table:table-cell table:style-name="ce1" office:value-type="float" office:value="0.2">
            <text:p>0.2</text:p>
          </table:table-cell>
          <table:table-cell table:style-name="ce1" table:number-columns-repeated="1003"/>
        </table:table-row>
        <table:table-row table:style-name="ro4">
          <table:table-cell table:number-columns-repeated="2" table:style-name="ce2" office:value-type="float" office:value="36">
            <text:p>36</text:p>
          </table:table-cell>
          <table:table-cell table:style-name="ce2" table:formula="of:=4*0.03*[.F14]*(9.356^2)/[.D14]*(SIN(3.14159235659/[.A14]))^2*[.A14]" office:value-type="float" office:value="0.869814077519869">
            <text:p>0.8698140775</text:p>
          </table:table-cell>
          <table:table-cell table:style-name="ce2" table:formula="of:=46.784*[.B14]/30" office:value-type="float" office:value="56.1408">
            <text:p>56.1408</text:p>
          </table:table-cell>
          <table:table-cell table:style-name="ce2" table:formula="of:=144*[.B14]" office:value-type="float" office:value="5184">
            <text:p>5184</text:p>
          </table:table-cell>
          <table:table-cell table:style-name="ce2" office:value-type="float" office:value="17">
            <text:p>17</text:p>
          </table:table-cell>
          <table:table-cell table:style-name="ce2" office:value-type="string">
            <text:p>prepared</text:p>
          </table:table-cell>
          <table:table-cell table:style-name="ce2" office:value-type="string">
            <text:p>finished/running</text:p>
          </table:table-cell>
          <table:table-cell table:style-name="ce2" office:value-type="float" office:value="19.38">
            <text:p>19.38</text:p>
          </table:table-cell>
          <table:table-cell table:style-name="ce2" office:value-type="float" office:value="0.25">
            <text:p>0.25</text:p>
          </table:table-cell>
          <table:table-cell table:style-name="ce2" office:value-type="float" office:value="19.57">
            <text:p>19.57</text:p>
          </table:table-cell>
          <table:table-cell table:style-name="ce2" office:value-type="float" office:value="0.26">
            <text:p>0.26</text:p>
          </table:table-cell>
          <table:table-cell table:style-name="ce2" office:value-type="float" office:value="19.24">
            <text:p>19.24</text:p>
          </table:table-cell>
          <table:table-cell table:style-name="ce2" office:value-type="float" office:value="0.25">
            <text:p>0.25</text:p>
          </table:table-cell>
          <table:table-cell table:style-name="ce2" office:value-type="float" office:value="19.63">
            <text:p>19.63</text:p>
          </table:table-cell>
          <table:table-cell table:style-name="ce2" office:value-type="float" office:value="0.22">
            <text:p>0.22</text:p>
          </table:table-cell>
          <table:table-cell table:style-name="ce2" office:value-type="string">
            <text:p>delete</text:p>
          </table:table-cell>
          <table:table-cell table:style-name="ce2" office:value-type="float" office:value="18.58">
            <text:p>18.58</text:p>
          </table:table-cell>
          <table:table-cell table:style-name="ce2" office:value-type="float" office:value="0.26">
            <text:p>0.26</text:p>
          </table:table-cell>
          <table:table-cell table:style-name="ce2" office:value-type="float" office:value="18.66">
            <text:p>18.66</text:p>
          </table:table-cell>
          <table:table-cell table:style-name="ce2" office:value-type="float" office:value="0.11">
            <text:p>0.11</text:p>
          </table:table-cell>
          <table:table-cell table:style-name="ce2" office:value-type="float" office:value="370000">
            <text:p>370000</text:p>
          </table:table-cell>
          <table:table-cell table:style-name="ce2" office:value-type="float" office:value="18.47">
            <text:p>18.47</text:p>
          </table:table-cell>
          <table:table-cell table:style-name="ce2" office:value-type="float" office:value="0.096">
            <text:p>0.096</text:p>
          </table:table-cell>
          <table:table-cell table:style-name="ce2" table:number-columns-repeated="991"/>
        </table:table-row>
        <table:table-row table:style-name="ro4">
          <table:table-cell table:style-name="ce1" table:number-columns-repeated="1015"/>
        </table:table-row>
        <table:table-row table:style-name="ro4">
          <table:table-cell table:number-columns-repeated="2" office:value-type="float" office:value="56">
            <text:p>56</text:p>
          </table:table-cell>
          <table:table-cell table:formula="of:=4*0.03*[.F16]*(9.356^2)/[.D16]*(SIN(3.14159235659/[.A16]))^2*[.A16]" office:value-type="float" office:value="0.381176431154904">
            <text:p>0.3811764312</text:p>
          </table:table-cell>
          <table:table-cell table:formula="of:=46.784*[.B16]/30" office:value-type="float" office:value="87.3301333333333">
            <text:p>87.3301333333</text:p>
          </table:table-cell>
          <table:table-cell table:formula="of:=144*[.B16]" office:value-type="float" office:value="8064">
            <text:p>8064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finished</text:p>
          </table:table-cell>
          <table:table-cell office:value-type="float" office:value="18.72">
            <text:p>18.72</text:p>
          </table:table-cell>
          <table:table-cell office:value-type="float" office:value="0.12">
            <text:p>0.12</text:p>
          </table:table-cell>
          <table:table-cell table:number-columns-repeated="1005"/>
        </table:table-row>
        <table:table-row table:style-name="ro4">
          <table:table-cell table:number-columns-repeated="2" table:style-name="ce1" office:value-type="float" office:value="64">
            <text:p>64</text:p>
          </table:table-cell>
          <table:table-cell table:style-name="ce1" table:formula="of:=4*0.03*[.F17]*(9.356^2)/[.D17]*(SIN(3.14159235659/[.A17]))^2*[.A17]" office:value-type="float" office:value="0.29190998282043">
            <text:p>0.2919099828</text:p>
          </table:table-cell>
          <table:table-cell table:style-name="ce1" table:formula="of:=46.784*[.B17]/30" office:value-type="float" office:value="99.8058666666667">
            <text:p>99.8058666667</text:p>
          </table:table-cell>
          <table:table-cell table:style-name="ce1" table:formula="of:=144*[.B17]" office:value-type="float" office:value="9216">
            <text:p>9216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**</text:p>
          </table:table-cell>
          <table:table-cell table:style-name="ce1" office:value-type="string">
            <text:p>finished</text:p>
          </table:table-cell>
          <table:table-cell table:style-name="ce1" office:value-type="float" office:value="19.08">
            <text:p>19.08</text:p>
          </table:table-cell>
          <table:table-cell table:style-name="ce1" office:value-type="float" office:value="0.11">
            <text:p>0.11</text:p>
          </table:table-cell>
          <table:table-cell table:style-name="ce1" table:number-columns-repeated="1005"/>
        </table:table-row>
        <table:table-row table:style-name="ro4">
          <table:table-cell table:style-name="ce2" office:value-type="float" office:value="72">
            <text:p>72</text:p>
          </table:table-cell>
          <table:table-cell office:value-type="float" office:value="72">
            <text:p>72</text:p>
          </table:table-cell>
          <table:table-cell table:formula="of:=4*0.03*[.F18]*(9.356^2)/[.D18]*(SIN(3.14159235659/[.A18]))^2*[.A18]" office:value-type="float" office:value="0.230683813567959">
            <text:p>0.2306838136</text:p>
          </table:table-cell>
          <table:table-cell table:formula="of:=46.784*[.B18]/30" office:value-type="float" office:value="112.2816">
            <text:p>112.2816</text:p>
          </table:table-cell>
          <table:table-cell table:formula="of:=144*[.B18]" office:value-type="float" office:value="10368">
            <text:p>10368</text:p>
          </table:table-cell>
          <table:table-cell office:value-type="float" office:value="18">
            <text:p>18</text:p>
          </table:table-cell>
          <table:table-cell office:value-type="string">
            <text:p>prepared</text:p>
          </table:table-cell>
          <table:table-cell office:value-type="string">
            <text:p>running(finished)</text:p>
          </table:table-cell>
          <table:table-cell office:value-type="float" office:value="22.85">
            <text:p>22.85</text:p>
          </table:table-cell>
          <table:table-cell office:value-type="float" office:value="0.19">
            <text:p>0.19</text:p>
          </table:table-cell>
          <table:table-cell office:value-type="float" office:value="22.27">
            <text:p>22.27</text:p>
          </table:table-cell>
          <table:table-cell office:value-type="float" office:value="0.087">
            <text:p>0.087</text:p>
          </table:table-cell>
          <table:table-cell office:value-type="float" office:value="22.22">
            <text:p>22.22</text:p>
          </table:table-cell>
          <table:table-cell office:value-type="float" office:value="0.24">
            <text:p>0.24</text:p>
          </table:table-cell>
          <table:table-cell office:value-type="float" office:value="22.74">
            <text:p>22.74</text:p>
          </table:table-cell>
          <table:table-cell office:value-type="float" office:value="0.11">
            <text:p>0.11</text:p>
          </table:table-cell>
          <table:table-cell office:value-type="string">
            <text:p>delete</text:p>
          </table:table-cell>
          <table:table-cell office:value-type="float" office:value="23.3096">
            <text:p>23.3096</text:p>
          </table:table-cell>
          <table:table-cell office:value-type="float" office:value="0.1488">
            <text:p>0.1488</text:p>
          </table:table-cell>
          <table:table-cell office:value-type="float" office:value="24.2034">
            <text:p>24.2034</text:p>
          </table:table-cell>
          <table:table-cell office:value-type="float" office:value="0.15">
            <text:p>0.15</text:p>
          </table:table-cell>
          <table:table-cell office:value-type="string">
            <text:p>reset</text:p>
          </table:table-cell>
          <table:table-cell table:number-columns-repeated="993"/>
        </table:table-row>
        <table:table-row table:style-name="ro4">
          <table:table-cell table:style-name="ce1"/>
          <table:table-cell table:number-columns-repeated="1014"/>
        </table:table-row>
        <table:table-row table:style-name="ro4">
          <table:table-cell table:number-columns-repeated="2" office:value-type="float" office:value="120">
            <text:p>120</text:p>
          </table:table-cell>
          <table:table-cell table:formula="of:=4*0.03*[.F20]*(9.356^2)/[.D20]*(SIN(3.14159235659/[.A20]))^2*[.A20]" office:value-type="float" office:value="0.0876954630776908">
            <text:p>0.0876954631</text:p>
          </table:table-cell>
          <table:table-cell table:formula="of:=46.784*[.B20]/30" office:value-type="float" office:value="187.136">
            <text:p>187.136</text:p>
          </table:table-cell>
          <table:table-cell table:formula="of:=144*[.B20]" office:value-type="float" office:value="17280">
            <text:p>17280</text:p>
          </table:table-cell>
          <table:table-cell office:value-type="float" office:value="19">
            <text:p>19</text:p>
          </table:table-cell>
          <table:table-cell office:value-type="string">
            <text:p>prepared</text:p>
          </table:table-cell>
          <table:table-cell office:value-type="string">
            <text:p>running</text:p>
          </table:table-cell>
          <table:table-cell office:value-type="string">
            <text:p>21.71*</text:p>
          </table:table-cell>
          <table:table-cell office:value-type="string">
            <text:p>0.32*</text:p>
          </table:table-cell>
          <table:table-cell office:value-type="string">
            <text:p>delete</text:p>
          </table:table-cell>
          <table:table-cell office:value-type="float" office:value="270000">
            <text:p>270000</text:p>
          </table:table-cell>
          <table:table-cell office:value-type="float" office:value="384000">
            <text:p>384000</text:p>
          </table:table-cell>
          <table:table-cell office:value-type="float" office:value="21.1144">
            <text:p>21.1144</text:p>
          </table:table-cell>
          <table:table-cell office:value-type="float" office:value="0.0772">
            <text:p>0.0772</text:p>
          </table:table-cell>
          <table:table-cell table:number-columns-repeated="1000"/>
        </table:table-row>
        <table:table-row table:style-name="ro4">
          <table:table-cell table:number-columns-repeated="2" table:style-name="ce1" office:value-type="float" office:value="128">
            <text:p>128</text:p>
          </table:table-cell>
          <table:table-cell table:style-name="ce1" table:formula="of:=4*0.03*[.F21]*(9.356^2)/[.D21]*(SIN(3.14159235659/[.A21]))^2*[.A21]" office:value-type="float" office:value="0.0811349716430891">
            <text:p>0.0811349716</text:p>
          </table:table-cell>
          <table:table-cell table:style-name="ce1" table:formula="of:=46.784*[.B21]/30" office:value-type="float" office:value="199.611733333333">
            <text:p>199.6117333333</text:p>
          </table:table-cell>
          <table:table-cell table:style-name="ce1" table:formula="of:=144*[.B21]" office:value-type="float" office:value="18432">
            <text:p>18432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prepared</text:p>
          </table:table-cell>
          <table:table-cell table:style-name="ce1" office:value-type="string">
            <text:p>running</text:p>
          </table:table-cell>
          <table:table-cell table:style-name="ce1" office:value-type="string">
            <text:p>delete158000</text:p>
          </table:table-cell>
          <table:table-cell table:style-name="ce1" table:number-columns-repeated="4"/>
          <table:table-cell office:value-type="string">
            <text:p>delete</text:p>
          </table:table-cell>
          <table:table-cell table:style-name="ce1" table:number-columns-repeated="1001"/>
        </table:table-row>
        <table:table-row table:style-name="ro4">
          <table:table-cell table:number-columns-repeated="2" table:style-name="ce2" office:value-type="float" office:value="136">
            <text:p>136</text:p>
          </table:table-cell>
          <table:table-cell table:style-name="ce2" table:formula="of:=4*0.03*[.F22]*(9.356^2)/[.D22]*(SIN(3.14159235659/[.A22]))^2*[.A22]" office:value-type="float" office:value="0.0718720726663061">
            <text:p>0.0718720727</text:p>
          </table:table-cell>
          <table:table-cell table:style-name="ce2" table:formula="of:=46.784*[.B22]/30" office:value-type="float" office:value="212.087466666667">
            <text:p>212.0874666667</text:p>
          </table:table-cell>
          <table:table-cell table:style-name="ce2" table:formula="of:=144*[.B22]" office:value-type="float" office:value="19584">
            <text:p>19584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prepared</text:p>
          </table:table-cell>
          <table:table-cell table:style-name="ce2" office:value-type="string">
            <text:p>running</text:p>
          </table:table-cell>
          <table:table-cell table:style-name="ce2" office:value-type="float" office:value="378000">
            <text:p>378000</text:p>
          </table:table-cell>
          <table:table-cell table:style-name="ce2" office:value-type="float" office:value="472000">
            <text:p>472000</text:p>
          </table:table-cell>
          <table:table-cell table:style-name="ce2" table:number-columns-repeated="1005"/>
        </table:table-row>
        <table:table-row table:style-name="ro4">
          <table:table-cell table:number-columns-repeated="6"/>
          <table:table-cell table:style-name="ce1" table:number-columns-repeated="2"/>
          <table:table-cell table:number-columns-repeated="1007"/>
        </table:table-row>
        <table:table-row table:style-name="ro4">
          <table:table-cell table:number-columns-repeated="2" office:value-type="float" office:value="248">
            <text:p>248</text:p>
          </table:table-cell>
          <table:table-cell table:formula="of:=4*0.03*[.F24]*(9.356^2)/[.D24]*(SIN(3.14159235659/[.A24]))^2*[.A24]" office:value-type="float" office:value="0.0226974956630876">
            <text:p>0.0226974957</text:p>
          </table:table-cell>
          <table:table-cell table:formula="of:=46.784*[.B24]/30" office:value-type="float" office:value="386.747733333333">
            <text:p>386.7477333333</text:p>
          </table:table-cell>
          <table:table-cell table:formula="of:=144*[.B24]" office:value-type="float" office:value="35712">
            <text:p>35712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running</text:p>
          </table:table-cell>
          <table:table-cell table:number-columns-repeated="1007"/>
        </table:table-row>
        <table:table-row table:style-name="ro4">
          <table:table-cell table:number-columns-repeated="2" table:style-name="ce1" office:value-type="float" office:value="256">
            <text:p>256</text:p>
          </table:table-cell>
          <table:table-cell table:style-name="ce1" table:formula="of:=4*0.03*[.F25]*(9.356^2)/[.D25]*(SIN(3.14159235659/[.A25]))^2*[.A25]" office:value-type="float" office:value="0.0213011378079331">
            <text:p>0.0213011378</text:p>
          </table:table-cell>
          <table:table-cell table:style-name="ce1" table:formula="of:=46.784*[.B25]/30" office:value-type="float" office:value="399.223466666667">
            <text:p>399.2234666667</text:p>
          </table:table-cell>
          <table:table-cell table:style-name="ce1" table:formula="of:=144*[.B25]" office:value-type="float" office:value="36864">
            <text:p>36864</text:p>
          </table:table-cell>
          <table:table-cell table:style-name="ce1" office:value-type="float" office:value="21">
            <text:p>21</text:p>
          </table:table-cell>
          <table:table-cell table:style-name="ce1"/>
          <table:table-cell table:style-name="ce1" office:value-type="string">
            <text:p>running</text:p>
          </table:table-cell>
          <table:table-cell table:style-name="ce1" table:number-columns-repeated="1007"/>
        </table:table-row>
        <table:table-row table:style-name="ro3">
          <table:table-cell table:number-columns-repeated="2" office:value-type="float" office:value="264">
            <text:p>264</text:p>
          </table:table-cell>
          <table:table-cell table:formula="of:=4*0.03*[.F26]*(9.356^2)/[.D26]*(SIN(3.14159235659/[.A26]))^2*[.A26]" office:value-type="float" office:value="0.0200297800479761">
            <text:p>0.02002978</text:p>
          </table:table-cell>
          <table:table-cell table:formula="of:=46.784*[.B26]/30" office:value-type="float" office:value="411.6992">
            <text:p>411.6992</text:p>
          </table:table-cell>
          <table:table-cell table:formula="of:=144*[.B26]" office:value-type="float" office:value="38016">
            <text:p>38016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runing</text:p>
          </table:table-cell>
          <table:table-cell table:number-columns-repeated="1007"/>
        </table:table-row>
        <table:table-row table:style-name="ro4">
          <table:table-cell table:number-columns-repeated="1015"/>
        </table:table-row>
        <table:table-row table:style-name="ro4">
          <table:table-cell table:number-columns-repeated="2" office:value-type="float" office:value="64">
            <text:p>64</text:p>
          </table:table-cell>
          <table:table-cell table:formula="of:=4*0.08*21*(9.356^2)/[.D28]*(SIN(2*3.14159235659/[.A28]))^2*[.A28]" office:value-type="float" office:value="3.62391144610147">
            <text:p>3.6239114461</text:p>
          </table:table-cell>
          <table:table-cell table:formula="of:=46.784*[.B28]/30" office:value-type="float" office:value="99.8058666666667">
            <text:p>99.8058666667</text:p>
          </table:table-cell>
          <table:table-cell table:formula="of:=144*[.B28]" office:value-type="float" office:value="9216">
            <text:p>9216</text:p>
          </table:table-cell>
          <table:table-cell table:number-columns-repeated="1010"/>
        </table:table-row>
        <table:table-row table:style-name="ro4">
          <table:table-cell table:number-columns-repeated="1015"/>
        </table:table-row>
        <table:table-row table:style-name="ro4">
          <table:table-cell table:number-columns-repeated="2" office:value-type="float" office:value="40">
            <text:p>40</text:p>
          </table:table-cell>
          <table:table-cell table:formula="of:=4*0.03*[.F30]*(9.356^2)/[.D30]*(SIN(3.14159235659/[.A30]))^2*[.A30]" office:value-type="float" office:value="0.729767904141704">
            <text:p>0.7297679041</text:p>
          </table:table-cell>
          <table:table-cell table:formula="of:=46.784*[.B30]/30" office:value-type="float" office:value="62.3786666666667">
            <text:p>62.3786666667</text:p>
          </table:table-cell>
          <table:table-cell table:formula="of:=144*[.B30]" office:value-type="float" office:value="5760">
            <text:p>5760</text:p>
          </table:table-cell>
          <table:table-cell office:value-type="float" office:value="17.6">
            <text:p>17.6</text:p>
          </table:table-cell>
          <table:table-cell/>
          <table:table-cell office:value-type="string">
            <text:p>finished</text:p>
          </table:table-cell>
          <table:table-cell office:value-type="float" office:value="18.18">
            <text:p>18.18</text:p>
          </table:table-cell>
          <table:table-cell office:value-type="float" office:value="0.17">
            <text:p>0.17</text:p>
          </table:table-cell>
          <table:table-cell office:value-type="float" office:value="40">
            <text:p>40</text:p>
          </table:table-cell>
          <table:table-cell table:number-columns-repeated="1004"/>
        </table:table-row>
        <table:table-row table:style-name="ro4">
          <table:table-cell table:number-columns-repeated="2" office:value-type="float" office:value="48">
            <text:p>48</text:p>
          </table:table-cell>
          <table:table-cell table:formula="of:=4*0.03*[.F31]*(9.356^2)/[.D31]*(SIN(3.14159235659/[.A31]))^2*[.A31]" office:value-type="float" office:value="0.518626918906776">
            <text:p>0.5186269189</text:p>
          </table:table-cell>
          <table:table-cell table:formula="of:=46.784*[.B31]/30" office:value-type="float" office:value="74.8544">
            <text:p>74.8544</text:p>
          </table:table-cell>
          <table:table-cell table:formula="of:=144*[.B31]" office:value-type="float" office:value="6912">
            <text:p>6912</text:p>
          </table:table-cell>
          <table:table-cell office:value-type="float" office:value="18">
            <text:p>18</text:p>
          </table:table-cell>
          <table:table-cell office:value-type="string">
            <text:p>prepared</text:p>
          </table:table-cell>
          <table:table-cell table:style-name="ce1" office:value-type="string">
            <text:p>finished</text:p>
          </table:table-cell>
          <table:table-cell table:number-columns-repeated="2"/>
          <table:table-cell office:value-type="float" office:value="48">
            <text:p>48</text:p>
          </table:table-cell>
          <table:table-cell table:number-columns-repeated="1004"/>
        </table:table-row>
        <table:table-row table:style-name="ro4">
          <table:table-cell table:number-columns-repeated="2" office:value-type="float" office:value="56">
            <text:p>56</text:p>
          </table:table-cell>
          <table:table-cell table:formula="of:=4*0.03*[.F32]*(9.356^2)/[.D32]*(SIN(3.14159235659/[.A32]))^2*[.A32]" office:value-type="float" office:value="0.381176431154904">
            <text:p>0.3811764312</text:p>
          </table:table-cell>
          <table:table-cell table:formula="of:=46.784*[.B32]/30" office:value-type="float" office:value="87.3301333333333">
            <text:p>87.3301333333</text:p>
          </table:table-cell>
          <table:table-cell table:formula="of:=144*[.B32]" office:value-type="float" office:value="8064">
            <text:p>8064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finished</text:p>
          </table:table-cell>
          <table:table-cell office:value-type="float" office:value="18.72">
            <text:p>18.72</text:p>
          </table:table-cell>
          <table:table-cell office:value-type="float" office:value="0.12">
            <text:p>0.12</text:p>
          </table:table-cell>
          <table:table-cell office:value-type="float" office:value="56">
            <text:p>56</text:p>
          </table:table-cell>
          <table:table-cell table:number-columns-repeated="1004"/>
        </table:table-row>
        <table:table-row table:style-name="ro4">
          <table:table-cell table:number-columns-repeated="2" office:value-type="float" office:value="64">
            <text:p>64</text:p>
          </table:table-cell>
          <table:table-cell table:formula="of:=4*0.03*[.F33]*(9.356^2)/[.D33]*(SIN(3.14159235659/[.A33]))^2*[.A33]" office:value-type="float" office:value="0.29190998282043">
            <text:p>0.2919099828</text:p>
          </table:table-cell>
          <table:table-cell table:formula="of:=46.784*[.B33]/30" office:value-type="float" office:value="99.8058666666667">
            <text:p>99.8058666667</text:p>
          </table:table-cell>
          <table:table-cell table:formula="of:=144*[.B33]" office:value-type="float" office:value="9216">
            <text:p>9216</text:p>
          </table:table-cell>
          <table:table-cell office:value-type="float" office:value="18">
            <text:p>18</text:p>
          </table:table-cell>
          <table:table-cell office:value-type="string">
            <text:p>**</text:p>
          </table:table-cell>
          <table:table-cell office:value-type="string">
            <text:p>finished</text:p>
          </table:table-cell>
          <table:table-cell office:value-type="float" office:value="19.08">
            <text:p>19.08</text:p>
          </table:table-cell>
          <table:table-cell office:value-type="float" office:value="0.11">
            <text:p>0.11</text:p>
          </table:table-cell>
          <table:table-cell office:value-type="float" office:value="64">
            <text:p>64</text:p>
          </table:table-cell>
          <table:table-cell table:number-columns-repeated="1004"/>
        </table:table-row>
        <table:table-row table:style-name="ro4">
          <table:table-cell table:number-columns-repeated="2" office:value-type="float" office:value="72">
            <text:p>72</text:p>
          </table:table-cell>
          <table:table-cell table:formula="of:=4*0.03*[.F34]*(9.356^2)/[.D34]*(SIN(3.14159235659/[.A34]))^2*[.A34]" office:value-type="float" office:value="0.230683813567959">
            <text:p>0.2306838136</text:p>
          </table:table-cell>
          <table:table-cell table:formula="of:=46.784*[.B34]/30" office:value-type="float" office:value="112.2816">
            <text:p>112.2816</text:p>
          </table:table-cell>
          <table:table-cell table:formula="of:=144*[.B34]" office:value-type="float" office:value="10368">
            <text:p>10368</text:p>
          </table:table-cell>
          <table:table-cell office:value-type="float" office:value="18">
            <text:p>18</text:p>
          </table:table-cell>
          <table:table-cell office:value-type="string">
            <text:p>prepared</text:p>
          </table:table-cell>
          <table:table-cell table:style-name="ce2" office:value-type="string">
            <text:p>pause</text:p>
          </table:table-cell>
          <table:table-cell table:number-columns-repeated="2"/>
          <table:table-cell office:value-type="float" office:value="72">
            <text:p>72</text:p>
          </table:table-cell>
          <table:table-cell table:number-columns-repeated="1004"/>
        </table:table-row>
        <table:table-row table:style-name="ro4">
          <table:table-cell table:number-columns-repeated="2" office:value-type="float" office:value="80">
            <text:p>80</text:p>
          </table:table-cell>
          <table:table-cell table:formula="of:=4*0.03*[.F35]*(9.356^2)/[.D35]*(SIN(3.14159235659/[.A35]))^2*[.A35]" office:value-type="float" office:value="0.186876423350421">
            <text:p>0.1868764234</text:p>
          </table:table-cell>
          <table:table-cell table:formula="of:=46.784*[.B35]/30" office:value-type="float" office:value="124.757333333333">
            <text:p>124.7573333333</text:p>
          </table:table-cell>
          <table:table-cell table:formula="of:=144*[.B35]" office:value-type="float" office:value="11520">
            <text:p>11520</text:p>
          </table:table-cell>
          <table:table-cell office:value-type="float" office:value="18">
            <text:p>18</text:p>
          </table:table-cell>
          <table:table-cell office:value-type="string">
            <text:p>prepared</text:p>
          </table:table-cell>
          <table:table-cell table:style-name="ce1" office:value-type="string">
            <text:p>running</text:p>
          </table:table-cell>
          <table:table-cell office:value-type="float" office:value="22.42">
            <text:p>22.42</text:p>
          </table:table-cell>
          <table:table-cell office:value-type="float" office:value="0.14">
            <text:p>0.14</text:p>
          </table:table-cell>
          <table:table-cell office:value-type="float" office:value="80">
            <text:p>80</text:p>
          </table:table-cell>
          <table:table-cell table:number-columns-repeated="1004"/>
        </table:table-row>
        <table:table-row table:style-name="ro4">
          <table:table-cell table:number-columns-repeated="2" office:value-type="float" office:value="88">
            <text:p>88</text:p>
          </table:table-cell>
          <table:table-cell table:formula="of:=4*0.03*[.F36]*(9.356^2)/[.D36]*(SIN(3.14159235659/[.A36]))^2*[.A36]" office:value-type="float" office:value="0.154457105477628">
            <text:p>0.1544571055</text:p>
          </table:table-cell>
          <table:table-cell table:formula="of:=46.784*[.B36]/30" office:value-type="float" office:value="137.233066666667">
            <text:p>137.2330666667</text:p>
          </table:table-cell>
          <table:table-cell table:formula="of:=144*[.B36]" office:value-type="float" office:value="12672">
            <text:p>12672</text:p>
          </table:table-cell>
          <table:table-cell office:value-type="float" office:value="18">
            <text:p>18</text:p>
          </table:table-cell>
          <table:table-cell office:value-type="string">
            <text:p>prepared</text:p>
          </table:table-cell>
          <table:table-cell table:style-name="ce1" office:value-type="string">
            <text:p>running</text:p>
          </table:table-cell>
          <table:table-cell table:number-columns-repeated="1007"/>
        </table:table-row>
        <table:table-row table:style-name="ro4">
          <table:table-cell table:number-columns-repeated="2" office:value-type="float" office:value="96">
            <text:p>96</text:p>
          </table:table-cell>
          <table:table-cell table:formula="of:=4*0.03*[.F37]*(9.356^2)/[.D37]*(SIN(3.14159235659/[.A37]))^2*[.A37]" office:value-type="float" office:value="0.13700655212291">
            <text:p>0.1370065521</text:p>
          </table:table-cell>
          <table:table-cell table:formula="of:=46.784*[.B37]/30" office:value-type="float" office:value="149.7088">
            <text:p>149.7088</text:p>
          </table:table-cell>
          <table:table-cell table:formula="of:=144*[.B37]" office:value-type="float" office:value="13824">
            <text:p>13824</text:p>
          </table:table-cell>
          <table:table-cell office:value-type="float" office:value="19">
            <text:p>19</text:p>
          </table:table-cell>
          <table:table-cell office:value-type="string">
            <text:p>prepared</text:p>
          </table:table-cell>
          <table:table-cell table:style-name="ce1" office:value-type="string">
            <text:p>running</text:p>
          </table:table-cell>
          <table:table-cell table:number-columns-repeated="1007"/>
        </table:table-row>
        <table:table-row table:style-name="ro4">
          <table:table-cell table:number-columns-repeated="2" office:value-type="float" office:value="104">
            <text:p>104</text:p>
          </table:table-cell>
          <table:table-cell table:formula="of:=4*0.03*[.F38]*(9.356^2)/[.D38]*(SIN(3.14159235659/[.A38]))^2*[.A38]" office:value-type="float" office:value="0.12288997460617">
            <text:p>0.1228899746</text:p>
          </table:table-cell>
          <table:table-cell table:formula="of:=46.784*[.B38]/30" office:value-type="float" office:value="162.184533333333">
            <text:p>162.1845333333</text:p>
          </table:table-cell>
          <table:table-cell table:formula="of:=144*[.B38]" office:value-type="float" office:value="14976">
            <text:p>14976</text:p>
          </table:table-cell>
          <table:table-cell office:value-type="float" office:value="20">
            <text:p>20</text:p>
          </table:table-cell>
          <table:table-cell table:number-columns-repeated="1009"/>
        </table:table-row>
        <table:table-row table:style-name="ro4">
          <table:table-cell table:number-columns-repeated="2" office:value-type="float" office:value="112">
            <text:p>112</text:p>
          </table:table-cell>
          <table:table-cell table:formula="of:=4*0.03*[.F39]*(9.356^2)/[.D39]*(SIN(3.14159235659/[.A39]))^2*[.A39]" office:value-type="float" office:value="0.105965693790767">
            <text:p>0.1059656938</text:p>
          </table:table-cell>
          <table:table-cell table:formula="of:=46.784*[.B39]/30" office:value-type="float" office:value="174.660266666667">
            <text:p>174.6602666667</text:p>
          </table:table-cell>
          <table:table-cell table:formula="of:=144*[.B39]" office:value-type="float" office:value="16128">
            <text:p>16128</text:p>
          </table:table-cell>
          <table:table-cell office:value-type="float" office:value="20">
            <text:p>20</text:p>
          </table:table-cell>
          <table:table-cell table:number-columns-repeated="1009"/>
        </table:table-row>
        <table:table-row table:style-name="ro4">
          <table:table-cell table:number-columns-repeated="2" office:value-type="float" office:value="120">
            <text:p>120</text:p>
          </table:table-cell>
          <table:table-cell table:formula="of:=4*0.03*[.F40]*(9.356^2)/[.D40]*(SIN(3.14159235659/[.A40]))^2*[.A40]" office:value-type="float" office:value="0.0923110137659904">
            <text:p>0.0923110138</text:p>
          </table:table-cell>
          <table:table-cell table:formula="of:=46.784*[.B40]/30" office:value-type="float" office:value="187.136">
            <text:p>187.136</text:p>
          </table:table-cell>
          <table:table-cell table:formula="of:=144*[.B40]" office:value-type="float" office:value="17280">
            <text:p>17280</text:p>
          </table:table-cell>
          <table:table-cell office:value-type="float" office:value="20">
            <text:p>20</text:p>
          </table:table-cell>
          <table:table-cell office:value-type="string">
            <text:p>prepared</text:p>
          </table:table-cell>
          <table:table-cell table:style-name="ce1" office:value-type="string">
            <text:p>running</text:p>
          </table:table-cell>
          <table:table-cell table:number-columns-repeated="1007"/>
        </table:table-row>
        <table:table-row table:style-name="ro4" table:number-rows-repeated="3">
          <table:table-cell table:number-columns-repeated="1015"/>
        </table:table-row>
        <table:table-row table:style-name="ro4">
          <table:table-cell office:value-type="string">
            <text:p>liquid</text:p>
          </table:table-cell>
          <table:table-cell table:number-columns-repeated="1014"/>
        </table:table-row>
        <table:table-row table:style-name="ro4">
          <table:table-cell office:value-type="float" office:value="1">
            <text:p>1</text:p>
          </table:table-cell>
          <table:table-cell table:formula="of:=30.1762*1.5^([.A45]-1)" office:value-type="float" office:value="30.1762">
            <text:p>30.1762</text:p>
          </table:table-cell>
          <table:table-cell table:formula="of:=2592*1.5^([.A45]-1)" office:value-type="float" office:value="2592">
            <text:p>2592</text:p>
          </table:table-cell>
          <table:table-cell table:formula="of:=[.B45]/1.56" office:value-type="float" office:value="19.3437179487179">
            <text:p>19.3437179487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4">
          <table:table-cell office:value-type="float" office:value="2">
            <text:p>2</text:p>
          </table:table-cell>
          <table:table-cell table:formula="of:=30.1762*1.5^([.A46]-1)" office:value-type="float" office:value="45.2643">
            <text:p>45.2643</text:p>
          </table:table-cell>
          <table:table-cell table:formula="of:=2592*1.5^([.A46]-1)" office:value-type="float" office:value="3888">
            <text:p>3888</text:p>
          </table:table-cell>
          <table:table-cell table:formula="of:=[.B46]/1.56" office:value-type="float" office:value="29.0155769230769">
            <text:p>29.015576923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4">
          <table:table-cell office:value-type="float" office:value="3">
            <text:p>3</text:p>
          </table:table-cell>
          <table:table-cell table:formula="of:=30.1762*1.5^([.A47]-1)" office:value-type="float" office:value="67.89645">
            <text:p>67.89645</text:p>
          </table:table-cell>
          <table:table-cell table:formula="of:=2592*1.5^([.A47]-1)" office:value-type="float" office:value="5832">
            <text:p>5832</text:p>
          </table:table-cell>
          <table:table-cell table:formula="of:=[.B47]/1.56" office:value-type="float" office:value="43.5233653846154">
            <text:p>43.523365384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4">
          <table:table-cell office:value-type="float" office:value="4">
            <text:p>4</text:p>
          </table:table-cell>
          <table:table-cell table:formula="of:=30.1762*1.5^([.A48]-1)" office:value-type="float" office:value="101.844675">
            <text:p>101.844675</text:p>
          </table:table-cell>
          <table:table-cell table:formula="of:=2592*1.5^([.A48]-1)" office:value-type="float" office:value="8748">
            <text:p>8748</text:p>
          </table:table-cell>
          <table:table-cell table:formula="of:=[.B48]/1.56" office:value-type="float" office:value="65.2850480769231">
            <text:p>65.2850480769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4">
          <table:table-cell office:value-type="float" office:value="5">
            <text:p>5</text:p>
          </table:table-cell>
          <table:table-cell table:formula="of:=30.1762*1.5^([.A49]-1)" office:value-type="float" office:value="152.7670125">
            <text:p>152.7670125</text:p>
          </table:table-cell>
          <table:table-cell table:formula="of:=2592*1.5^([.A49]-1)" office:value-type="float" office:value="13122">
            <text:p>13122</text:p>
          </table:table-cell>
          <table:table-cell table:formula="of:=[.B49]/1.56" office:value-type="float" office:value="97.9275721153846">
            <text:p>97.927572115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4">
          <table:table-cell office:value-type="float" office:value="12">
            <text:p>12</text:p>
          </table:table-cell>
          <table:table-cell office:value-type="float" office:value="24.9132917929">
            <text:p>24.9132917929</text:p>
          </table:table-cell>
          <table:table-cell office:value-type="float" office:value="-0.427494937955">
            <text:p>-0.427494938</text:p>
          </table:table-cell>
          <table:table-cell table:number-columns-repeated="1012"/>
        </table:table-row>
        <table:table-row table:style-name="ro4">
          <table:table-cell office:value-type="float" office:value="8">
            <text:p>8</text:p>
          </table:table-cell>
          <table:table-cell office:value-type="float" office:value="26.0493539177">
            <text:p>26.0493539177</text:p>
          </table:table-cell>
          <table:table-cell office:value-type="float" office:value="-0.50239149529">
            <text:p>-0.5023914953</text:p>
          </table:table-cell>
          <table:table-cell table:number-columns-repeated="1012"/>
        </table:table-row>
        <table:table-row table:style-name="ro4" table:number-rows-repeated="1048524">
          <table:table-cell table:number-columns-repeated="1015"/>
        </table:table-row>
        <table:table-row table:style-name="ro4">
          <table:table-cell table:number-columns-repeated="1015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6T05:46:35</meta:creation-date>
    <dc:date>2014-08-23T08:47:35</dc:date>
    <meta:editing-duration>P6DT11H43M40S</meta:editing-duration>
    <meta:editing-cycles>74</meta:editing-cycles>
    <meta:generator>LibreOffice/3.5$Linux_x86 LibreOffice_project/350m1$Build-2</meta:generator>
    <dc:creator>Yerong Li</dc:creator>
    <meta:document-statistic meta:table-count="3" meta:cell-count="342" meta:object-count="0"/>
  </office:meta>
</office:document-meta>
</file>